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0cee" officeooo:paragraph-rsid="000f0cee"/>
    </style:style>
    <style:style style:name="P2" style:family="paragraph" style:parent-style-name="Standard">
      <style:paragraph-properties fo:text-align="end" style:justify-single-word="false"/>
      <style:text-properties officeooo:rsid="000f0cee" officeooo:paragraph-rsid="000f0cee"/>
    </style:style>
    <style:style style:name="P3" style:family="paragraph" style:parent-style-name="Standard" style:list-style-name="L1">
      <loext:graphic-properties draw:fill="none"/>
      <style:paragraph-properties fo:background-color="transparent">
        <style:tab-stops/>
      </style:paragraph-properties>
      <style:text-properties officeooo:rsid="000fddf9" officeooo:paragraph-rsid="000fddf9"/>
    </style:style>
    <style:style style:name="P4" style:family="paragraph" style:parent-style-name="Standard" style:master-page-name="">
      <loext:graphic-properties draw:fill="none"/>
      <style:paragraph-properties fo:margin-left="0in" fo:margin-right="0in" fo:text-align="end" style:justify-single-word="false" fo:text-indent="0in" style:auto-text-indent="false" style:page-number="auto" fo:background-color="transparent"/>
      <style:text-properties officeooo:rsid="000f0cee" officeooo:paragraph-rsid="000f0cee"/>
    </style:style>
    <style:style style:name="P5" style:family="paragraph" style:parent-style-name="Standard" style:list-style-name="L1" style:master-page-name="">
      <loext:graphic-properties draw:fill="none"/>
      <style:paragraph-properties fo:margin-left="0.5in" fo:margin-right="0in" fo:text-indent="-0.5in" style:auto-text-indent="false" style:page-number="auto" fo:background-color="transparent">
        <style:tab-stops/>
      </style:paragraph-properties>
      <style:text-properties officeooo:rsid="000f0cee" officeooo:paragraph-rsid="000f0cee"/>
    </style:style>
    <style:style style:name="P6" style:family="paragraph" style:parent-style-name="Standard" style:list-style-name="L1" style:master-page-name="">
      <loext:graphic-properties draw:fill="none"/>
      <style:paragraph-properties fo:margin-left="0.5in" fo:margin-right="0in" fo:text-indent="-0.5in" style:auto-text-indent="false" style:page-number="auto" fo:background-color="transparent">
        <style:tab-stops/>
      </style:paragraph-properties>
      <style:text-properties officeooo:rsid="000fdc91" officeooo:paragraph-rsid="000fdc91"/>
    </style:style>
    <style:style style:name="P7" style:family="paragraph" style:parent-style-name="Standard" style:list-style-name="L1">
      <loext:graphic-properties draw:fill="none"/>
      <style:paragraph-properties fo:margin-left="0.5in" fo:margin-right="0in" fo:text-indent="-0.5in" style:auto-text-indent="false" fo:background-color="transparent">
        <style:tab-stops/>
      </style:paragraph-properties>
      <style:text-properties officeooo:rsid="000fddf9" officeooo:paragraph-rsid="000fddf9"/>
    </style:style>
    <style:style style:name="P8" style:family="paragraph" style:parent-style-name="Standard" style:list-style-name="L1" style:master-page-name="">
      <loext:graphic-properties draw:fill="none"/>
      <style:paragraph-properties fo:margin-left="1in" fo:margin-right="0in" fo:text-indent="-0.5in" style:auto-text-indent="false" style:page-number="auto" fo:background-color="transparent">
        <style:tab-stops/>
      </style:paragraph-properties>
      <style:text-properties officeooo:rsid="000f0cee" officeooo:paragraph-rsid="000f0cee"/>
    </style:style>
    <style:style style:name="P9" style:family="paragraph" style:parent-style-name="Standard" style:list-style-name="L1" style:master-page-name="">
      <loext:graphic-properties draw:fill="none"/>
      <style:paragraph-properties fo:margin-left="1in" fo:margin-right="0in" fo:text-indent="-0.5in" style:auto-text-indent="false" style:page-number="auto" fo:background-color="transparent">
        <style:tab-stops/>
      </style:paragraph-properties>
      <style:text-properties officeooo:rsid="000fddf9" officeooo:paragraph-rsid="000fddf9"/>
    </style:style>
    <style:style style:name="P10" style:family="paragraph" style:parent-style-name="Standard" style:list-style-name="L1">
      <loext:graphic-properties draw:fill="none"/>
      <style:paragraph-properties fo:margin-left="1in" fo:margin-right="0in" fo:text-indent="-0.5in" style:auto-text-indent="false" fo:background-color="transparent">
        <style:tab-stops/>
      </style:paragraph-properties>
      <style:text-properties officeooo:rsid="000f0cee" officeooo:paragraph-rsid="000f0cee"/>
    </style:style>
    <style:style style:name="P11" style:family="paragraph" style:parent-style-name="Standard" style:list-style-name="L1">
      <loext:graphic-properties draw:fill="none"/>
      <style:paragraph-properties fo:margin-left="1in" fo:margin-right="0in" fo:text-indent="-0.5in" style:auto-text-indent="false" fo:background-color="transparent">
        <style:tab-stops/>
      </style:paragraph-properties>
      <style:text-properties officeooo:rsid="000f0cee" officeooo:paragraph-rsid="000f0cee"/>
    </style:style>
    <style:style style:name="P12" style:family="paragraph" style:parent-style-name="Standard" style:list-style-name="L1">
      <loext:graphic-properties draw:fill="none"/>
      <style:paragraph-properties fo:margin-left="1in" fo:margin-right="0in" fo:text-indent="-0.5in" style:auto-text-indent="false" fo:background-color="transparent">
        <style:tab-stops/>
      </style:paragraph-properties>
      <style:text-properties officeooo:rsid="000fddf9" officeooo:paragraph-rsid="000fddf9"/>
    </style:style>
    <style:style style:name="P13" style:family="paragraph" style:parent-style-name="Standard" style:list-style-name="L1">
      <loext:graphic-properties draw:fill="none"/>
      <style:paragraph-properties fo:margin-left="1in" fo:margin-right="0in" fo:text-indent="-0.5in" style:auto-text-indent="false" fo:background-color="transparent">
        <style:tab-stops/>
      </style:paragraph-properties>
      <style:text-properties officeooo:paragraph-rsid="000fddf9"/>
    </style:style>
    <style:style style:name="P14" style:family="paragraph" style:parent-style-name="Standard" style:list-style-name="L2">
      <loext:graphic-properties draw:fill="none"/>
      <style:paragraph-properties fo:margin-left="0.75in" fo:margin-right="0in" fo:text-indent="-0.25in" style:auto-text-indent="false" fo:background-color="transparent">
        <style:tab-stops/>
      </style:paragraph-properties>
      <style:text-properties officeooo:rsid="000fdc91" officeooo:paragraph-rsid="000fdc91"/>
    </style:style>
    <style:style style:name="P15" style:family="paragraph" style:parent-style-name="Standard" style:list-style-name="L2" style:master-page-name="">
      <loext:graphic-properties draw:fill="none"/>
      <style:paragraph-properties fo:margin-left="0.75in" fo:margin-right="0in" fo:text-align="justify" style:justify-single-word="false" fo:text-indent="-0.25in" style:auto-text-indent="false" style:page-number="auto" fo:background-color="transparent">
        <style:tab-stops/>
      </style:paragraph-properties>
      <style:text-properties officeooo:rsid="000fdc91" officeooo:paragraph-rsid="000fdc91"/>
    </style:style>
    <style:style style:name="T1" style:family="text">
      <style:text-properties officeooo:rsid="000fdc91"/>
    </style:style>
    <style:style style:name="T2" style:family="text">
      <style:text-properties officeooo:rsid="000fddf9"/>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T350 Project <text:s text:c="104"/>MIDN 1/C Scott Mayer</text:p>
      <text:p text:style-name="P1">Milestone 1 <text:s text:c="104"/>MIDN 2/C Doug Alpuche</text:p>
      <text:p text:style-name="P2">MIDN 2/C Vincent Xu</text:p>
      <text:p text:style-name="P4">MIDN 3/C Ryan Eilers</text:p>
      <text:list xml:id="list2309327487502576947" text:style-name="L1">
        <text:list-item>
          <text:p text:style-name="P5">Team Responsibilities</text:p>
          <text:list>
            <text:list-item>
              <text:p text:style-name="P8">Scott Mayer – Team Leader</text:p>
            </text:list-item>
            <text:list-item>
              <text:p text:style-name="P10">Doug Alpuche – <text:span text:style-name="T1">Quality Control </text:span></text:p>
            </text:list-item>
            <text:list-item>
              <text:p text:style-name="P10">Vin<text:span text:style-name="T1">c</text:span>ent Xu – <text:span text:style-name="T1">Interface</text:span></text:p>
            </text:list-item>
            <text:list-item>
              <text:p text:style-name="P10">Ryan Eilers – <text:span text:style-name="T1">Appearance</text:span></text:p>
              <text:list>
                <text:list-header>
                  <text:p text:style-name="P10"/>
                </text:list-header>
              </text:list>
            </text:list-item>
          </text:list>
        </text:list-item>
        <text:list-item>
          <text:p text:style-name="P6">Project Description </text:p>
        </text:list-item>
      </text:list>
      <text:list xml:id="list406214206197187841" text:style-name="L2">
        <text:list-item>
          <text:p text:style-name="P15">Our website will allow electronic chits to be created, viewed, and approved, all from an easy to use web interface. Midshipman will be able to create electronic chits routed to their chain of command. Midshipman and Company leadership will be able to log in to eChits, see pending chits for themselves and their subordinates, and approve or deny chits that have the requisite approvals. Chits will also be able to be commented on and minor edits may be made without needing to reacquire approvals. eChits will keep track of each users chain of command, so that approvals can be sent to the next individual automatically. eChits will also display notifications when a chit is ready to be looked at by the next approving authority. <text:span text:style-name="T2">Our innovative feature will be creating a properly formatted pdf of the chit from within eChits. </text:span></text:p>
          <text:p text:style-name="P14"/>
        </text:list-item>
      </text:list>
      <text:list xml:id="list225549032792774" text:continue-list="list2309327487502576947" text:style-name="L1">
        <text:list-item>
          <text:p text:style-name="P7">Core tasks </text:p>
          <text:list>
            <text:list-item>
              <text:p text:style-name="P9">Login/Welcome screen<text:tab/><text:tab/><text:tab/><text:tab/>– Ryan Eilers</text:p>
            </text:list-item>
            <text:list-item>
              <text:p text:style-name="P12">Contact page <text:tab/><text:tab/><text:tab/><text:tab/><text:tab/>– Each team member will create their page</text:p>
            </text:list-item>
            <text:list-item>
              <text:p text:style-name="P12">View my chits page <text:tab/><text:tab/><text:tab/><text:tab/>– Scott Mayer</text:p>
            </text:list-item>
            <text:list-item>
              <text:p text:style-name="P3">Filter chits <text:s/><text:tab/><text:tab/><text:tab/><text:tab/><text:tab/> <text:s text:c="5"/>– Scott Mayer, Doug Alpuche</text:p>
              <text:list>
                <text:list-item>
                  <text:p text:style-name="P13"><text:span text:style-name="T2">(pending, approved, denied, awaiting signature)</text:span></text:p>
                </text:list-item>
              </text:list>
            </text:list-item>
            <text:list-item>
              <text:p text:style-name="P12">View subordinate chits <text:tab/><text:tab/><text:tab/><text:tab/>– Doug Alpuche</text:p>
            </text:list-item>
            <text:list-item>
              <text:p text:style-name="P12">View chit <text:tab/><text:tab/><text:tab/><text:tab/><text:tab/><text:tab/>– Ryan Eilers</text:p>
            </text:list-item>
            <text:list-item>
              <text:p text:style-name="P12">Approve/deny chit <text:tab/><text:tab/><text:tab/><text:tab/>– Vincent Xu</text:p>
            </text:list-item>
            <text:list-item>
              <text:p text:style-name="P12">Mechanism for recording Chain of Command <text:tab/>– Vincent Xu</text:p>
            </text:list-item>
            <text:list-item>
              <text:p text:style-name="P12">Mechanism for recording chit approvals<text:tab/><text:tab/>– Doug Alpuche</text:p>
            </text:list-item>
            <text:list-item>
              <text:p text:style-name="P12">eChit to PDF <text:tab/><text:tab/><text:tab/><text:tab/><text:tab/>– Doug Alpuch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1T22:26:21.042687845</meta:creation-date>
    <dc:date>2017-10-11T22:55:48.235218954</dc:date>
    <meta:editing-duration>PT8M55S</meta:editing-duration>
    <meta:editing-cycles>2</meta:editing-cycles>
    <meta:generator>LibreOffice/5.1.6.2$Linux_X86_64 LibreOffice_project/10m0$Build-2</meta:generator>
    <meta:document-statistic meta:table-count="0" meta:image-count="0" meta:object-count="0" meta:page-count="1" meta:paragraph-count="23" meta:word-count="262" meta:character-count="1808" meta:non-whitespace-character-count="1317"/>
  </office:meta>
</office:document-meta>
</file>